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62cm" draw:marker-start-width="2.489cm" draw:marker-end="Arrow" draw:marker-end-width="4.318cm" draw:fill="none" draw:textarea-vertical-align="middle" fo:padding-top="0.506cm" fo:padding-bottom="0.506cm" fo:padding-left="0.631cm" fo:padding-right="0.63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223cm" svg:y1="19.034cm" svg:x2="7.223cm" svg:y2="12.303cm">
          <text:p/>
        </draw:line>
        <draw:line draw:style-name="gr1" draw:text-style-name="P1" draw:layer="layout" svg:x1="7.223cm" svg:y1="19.193cm" svg:x2="7.223cm" svg:y2="25.9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20:25:38.315257120</meta:creation-date>
    <dc:date>2015-05-25T20:29:08.964879644</dc:date>
    <meta:editing-duration>PT3M30S</meta:editing-duration>
    <meta:editing-cycles>1</meta:editing-cycles>
    <meta:generator>LibreOffice/4.3.7.2$Linux_X86_64 LibreOffice_project/430m0$Build-2</meta:generator>
    <meta:document-statistic meta:object-count="2"/>
  </office:meta>
</office:document-meta>
</file>